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3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3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7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1" table:formula="of:=[.I29]" office:value-type="currency" office:currency="USD" office:value="1425" calcext:value-type="currency" table:number-columns-spanned="2" table:number-rows-spanned="2">
            <text:p>$1,4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6-01" calcext:value-type="date">
            <text:p>06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03-05/09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5/10-05/16</text:p>
          </table:table-cell>
          <table:table-cell table:style-name="ce29" office:value-type="string" calcext:value-type="string">
            <text:p>Cleaning</text:p>
          </table:table-cell>
          <table:table-cell table:style-name="ce3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8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17-05/23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5/24-05/30</text:p>
          </table:table-cell>
          <table:table-cell table:style-name="ce29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7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31-06/06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6" table:formula="of:=SUM([.I15:.I25])" office:value-type="currency" office:currency="USD" office:value="1425" calcext:value-type="currency">
            <text:p>$1,4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7" table:formula="of:=SUM([.I16:.I26])" office:value-type="currency" office:currency="USD" office:value="1425" calcext:value-type="currency">
            <text:p>$1,4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49.090038140</dc:date>
    <meta:editing-duration>PT3H46M4S</meta:editing-duration>
    <meta:editing-cycles>69</meta:editing-cycles>
    <meta:generator>LibreOffice/24.2.7.2$Linux_X86_64 LibreOffice_project/420$Build-2</meta:generator>
    <meta:document-statistic meta:table-count="1" meta:cell-count="70" meta:object-count="1"/>
  </office:meta>
</office:document-meta>
</file>